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66005408">
          <text:insertion>
            <office:change-info>
              <dc:creator>Gauthier Bastien</dc:creator>
              <dc:date>2011-04-18T16:42:00</dc:date>
            </office:change-info>
          </text:insertion>
        </text:changed-region>
        <text:changed-region text:id="ct178066664">
          <text:insertion>
            <office:change-info>
              <dc:creator>Gauthier Bastien</dc:creator>
              <dc:date>2012-03-21T11:27:00</dc:date>
            </office:change-info>
          </text:insertion>
        </text:changed-region>
        <text:changed-region text:id="ct175438496">
          <text:insertion>
            <office:change-info>
              <dc:creator>Gauthier Bastien</dc:creator>
              <dc:date>2011-05-05T15:16:00</dc:date>
            </office:change-info>
          </text:insertion>
        </text:changed-region>
        <text:changed-region text:id="ct168029064">
          <text:insertion>
            <office:change-info>
              <dc:creator>Gauthier Bastien</dc:creator>
              <dc:date>2011-04-18T16:40:00</dc:date>
            </office:change-info>
          </text:insertion>
        </text:changed-region>
        <text:changed-region text:id="ct153641656">
          <text:insertion>
            <office:change-info>
              <dc:creator>Gauthier Bastien</dc:creator>
              <dc:date>2011-04-18T16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rvice :</text:span> <text:change-start text:change-id="ct166005408"/>self.displayValue(self.listProposingGroup(), self.getProposingGroup())<text:change-end text:change-id="ct166005408"/></text:p>
      <text:p text:style-name="P1"/>
      <text:p text:style-name="P1"><office:annotation><dc:creator>Gauthier Bastien</dc:creator><dc:date>2011-05-05T15:11:58</dc:date><text:p text:style-name="P7"><text:span text:style-name="T3">do text if self.hasMeeting()</text:span></text:p></office:annotation><text:span text:style-name="T1">Conseil Communal :</text:span> <text:change-start text:change-id="ct178066664"/>self.getMeeting().Title()<text:change-end text:change-id="ct178066664"/></text:p>
      <text:p text:style-name="P1"><office:annotation><dc:creator>Gauthier Bastien</dc:creator><dc:date>2011-05-05T15:11:58</dc:date><text:p text:style-name="P7"><text:span text:style-name="T3">do text if not self.hasMeeting() and self.getPreferredMeeting() != 'whatever'</text:span></text:p></office:annotation><text:span text:style-name="T1">Conseil Communal :</text:span> <text:change-start text:change-id="ct175438496"/>self.uid_catalog(UID=self.getPreferredMeeting())[0].getObject().Title()[:-8]<text:change-end text:change-id="ct175438496"/></text:p>
      <text:p text:style-name="P1"><office:annotation><dc:creator>Gauthier Bastien</dc:creator><dc:date>2011-05-05T15:11:58</dc:date><text:p text:style-name="P7"><text:span text:style-name="T4">do text if not self.hasMeeting() and self.getPreferredMeeting() == 'whatever'</text:span></text:p></office:annotation><text:span text:style-name="T1">Conseil Communal :</text:span> ...</text:p>
      <text:p text:style-name="P1"/>
      <text:p text:style-name="P2"><text:span text:style-name="T2">Références :</text:span> -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RAPPORT AUX CONSEILLERS COMMUNAUX</text:p>
          </table:table-cell>
        </table:table-row>
      </table:table>
      <text:p text:style-name="P3"/>
      <text:p text:style-name="P5">OBJET N°<text:change-start text:change-id="ct168029064"/>self.getItemNumber(relativeTo='meeting')<text:change-end text:change-id="ct168029064"/> : <text:change-start text:change-id="ct153641656"/>self.Title()<text:change-end text:change-id="ct153641656"/></text:p>
      <text:p text:style-name="P4"/>
      <text:p text:style-name="P4"><office:annotation><dc:creator>Gauthier Bastien</dc:creator><dc:date>2011-04-18T16:41:20</dc:date><text:p text:style-name="P8"><text:span text:style-name="T3">do text</text:span></text:p><text:p text:style-name="P8"><text:span text:style-name="T3">from xhtml(self.Description())</text:span></text:p></office:annotation>Description dans l'ordre du jour/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05T15:11:42</meta:creation-date>
    <meta:editing-duration>PT00H06M18S</meta:editing-duration>
    <meta:editing-cycles>7</meta:editing-cycles>
    <meta:generator>OpenOffice.org/3.1$Linux OpenOffice.org_project/310m19$Build-9420</meta:generator>
    <meta:initial-creator>Gauthier Bastien</meta:initial-creator>
    <dc:date>2012-03-21T11:27:11</dc:date>
    <dc:creator>Gauthier Bastien</dc:creator>
    <meta:document-statistic meta:table-count="1" meta:image-count="0" meta:object-count="0" meta:page-count="1" meta:paragraph-count="8" meta:word-count="32" meta:character-count="395"/>
  </office:meta>
</office:document-meta>
</file>